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5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889" calcext:value-type="float">
            <text:p>1889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889" calcext:value-type="float">
            <text:p>1889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889" calcext:value-type="float">
            <text:p>1889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889" calcext:value-type="float">
            <text:p>1889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889" calcext:value-type="float">
            <text:p>1889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889" calcext:value-type="float">
            <text:p>1889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889" calcext:value-type="float">
            <text:p>1889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889" calcext:value-type="float">
            <text:p>1889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889" calcext:value-type="float">
            <text:p>1889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889" calcext:value-type="float">
            <text:p>1889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889" calcext:value-type="float">
            <text:p>1889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889" calcext:value-type="float">
            <text:p>1889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889" calcext:value-type="float">
            <text:p>1889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889" calcext:value-type="float">
            <text:p>1889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889" calcext:value-type="float">
            <text:p>1889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889" calcext:value-type="float">
            <text:p>1889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889" calcext:value-type="float">
            <text:p>1889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889" calcext:value-type="float">
            <text:p>1889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889" calcext:value-type="float">
            <text:p>1889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889" calcext:value-type="float">
            <text:p>1889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889" calcext:value-type="float">
            <text:p>1889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889" calcext:value-type="float">
            <text:p>1889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889" calcext:value-type="float">
            <text:p>1889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889" calcext:value-type="float">
            <text:p>1889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889" calcext:value-type="float">
            <text:p>1889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889" calcext:value-type="float">
            <text:p>1889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889" calcext:value-type="float">
            <text:p>1889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889" calcext:value-type="float">
            <text:p>1889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889" calcext:value-type="float">
            <text:p>1889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889" calcext:value-type="float">
            <text:p>1889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889" calcext:value-type="float">
            <text:p>1889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889" calcext:value-type="float">
            <text:p>1889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889" calcext:value-type="float">
            <text:p>1889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889" calcext:value-type="float">
            <text:p>1889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889" calcext:value-type="float">
            <text:p>1889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889" calcext:value-type="float">
            <text:p>1889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889" calcext:value-type="float">
            <text:p>1889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889" calcext:value-type="float">
            <text:p>1889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889" calcext:value-type="float">
            <text:p>1889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889" calcext:value-type="float">
            <text:p>1889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889" calcext:value-type="float">
            <text:p>1889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889" calcext:value-type="float">
            <text:p>1889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889" calcext:value-type="float">
            <text:p>1889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889" calcext:value-type="float">
            <text:p>1889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889" calcext:value-type="float">
            <text:p>1889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889" calcext:value-type="float">
            <text:p>1889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889" calcext:value-type="float">
            <text:p>1889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889" calcext:value-type="float">
            <text:p>1889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889" calcext:value-type="float">
            <text:p>1889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889" calcext:value-type="float">
            <text:p>1889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889" calcext:value-type="float">
            <text:p>1889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889" calcext:value-type="float">
            <text:p>1889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889" calcext:value-type="float">
            <text:p>1889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889" calcext:value-type="float">
            <text:p>1889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889" calcext:value-type="float">
            <text:p>1889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889" calcext:value-type="float">
            <text:p>1889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889" calcext:value-type="float">
            <text:p>1889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889" calcext:value-type="float">
            <text:p>1889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889" calcext:value-type="float">
            <text:p>1889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889" calcext:value-type="float">
            <text:p>1889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889" calcext:value-type="float">
            <text:p>1889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889" calcext:value-type="float">
            <text:p>1889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889" calcext:value-type="float">
            <text:p>1889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889" calcext:value-type="float">
            <text:p>1889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889" calcext:value-type="float">
            <text:p>1889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889" calcext:value-type="float">
            <text:p>1889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889" calcext:value-type="float">
            <text:p>1889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889" calcext:value-type="float">
            <text:p>1889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889" calcext:value-type="float">
            <text:p>1889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889" calcext:value-type="float">
            <text:p>1889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889" calcext:value-type="float">
            <text:p>1889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889" calcext:value-type="float">
            <text:p>1889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889" calcext:value-type="float">
            <text:p>1889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889" calcext:value-type="float">
            <text:p>1889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889" calcext:value-type="float">
            <text:p>1889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889" calcext:value-type="float">
            <text:p>1889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889" calcext:value-type="float">
            <text:p>1889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889" calcext:value-type="float">
            <text:p>1889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889" calcext:value-type="float">
            <text:p>1889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889" calcext:value-type="float">
            <text:p>1889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889" calcext:value-type="float">
            <text:p>1889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889" calcext:value-type="float">
            <text:p>1889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889" calcext:value-type="float">
            <text:p>1889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889" calcext:value-type="float">
            <text:p>1889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889" calcext:value-type="float">
            <text:p>1889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889" calcext:value-type="float">
            <text:p>1889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889" calcext:value-type="float">
            <text:p>1889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889" calcext:value-type="float">
            <text:p>1889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889" calcext:value-type="float">
            <text:p>1889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889" calcext:value-type="float">
            <text:p>1889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889" calcext:value-type="float">
            <text:p>1889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889" calcext:value-type="float">
            <text:p>1889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889" calcext:value-type="float">
            <text:p>1889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889" calcext:value-type="float">
            <text:p>1889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889" calcext:value-type="float">
            <text:p>1889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889" calcext:value-type="float">
            <text:p>1889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889" calcext:value-type="float">
            <text:p>1889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889" calcext:value-type="float">
            <text:p>1889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889" calcext:value-type="float">
            <text:p>1889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889" calcext:value-type="float">
            <text:p>1889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889" calcext:value-type="float">
            <text:p>1889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889" calcext:value-type="float">
            <text:p>1889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889" calcext:value-type="float">
            <text:p>1889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889" calcext:value-type="float">
            <text:p>1889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889" calcext:value-type="float">
            <text:p>1889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889" calcext:value-type="float">
            <text:p>1889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889" calcext:value-type="float">
            <text:p>1889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889" calcext:value-type="float">
            <text:p>1889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889" calcext:value-type="float">
            <text:p>1889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889" calcext:value-type="float">
            <text:p>1889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889" calcext:value-type="float">
            <text:p>1889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889" calcext:value-type="float">
            <text:p>1889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889" calcext:value-type="float">
            <text:p>1889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889" calcext:value-type="float">
            <text:p>1889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889" calcext:value-type="float">
            <text:p>1889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889" calcext:value-type="float">
            <text:p>1889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889" calcext:value-type="float">
            <text:p>1889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889" calcext:value-type="float">
            <text:p>1889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889" calcext:value-type="float">
            <text:p>1889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889" calcext:value-type="float">
            <text:p>1889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889" calcext:value-type="float">
            <text:p>1889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889" calcext:value-type="float">
            <text:p>1889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889" calcext:value-type="float">
            <text:p>1889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889" calcext:value-type="float">
            <text:p>1889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889" calcext:value-type="float">
            <text:p>1889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889" calcext:value-type="float">
            <text:p>1889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889" calcext:value-type="float">
            <text:p>1889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889" calcext:value-type="float">
            <text:p>1889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889" calcext:value-type="float">
            <text:p>1889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889" calcext:value-type="float">
            <text:p>1889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889" calcext:value-type="float">
            <text:p>1889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889" calcext:value-type="float">
            <text:p>1889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889" calcext:value-type="float">
            <text:p>1889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889" calcext:value-type="float">
            <text:p>1889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889" calcext:value-type="float">
            <text:p>1889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889" calcext:value-type="float">
            <text:p>1889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889" calcext:value-type="float">
            <text:p>1889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889" calcext:value-type="float">
            <text:p>1889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889" calcext:value-type="float">
            <text:p>1889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889" calcext:value-type="float">
            <text:p>1889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889" calcext:value-type="float">
            <text:p>1889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889" calcext:value-type="float">
            <text:p>1889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889" calcext:value-type="float">
            <text:p>1889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889" calcext:value-type="float">
            <text:p>1889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889" calcext:value-type="float">
            <text:p>1889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889" calcext:value-type="float">
            <text:p>1889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889" calcext:value-type="float">
            <text:p>1889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889" calcext:value-type="float">
            <text:p>1889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889" calcext:value-type="float">
            <text:p>1889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889" calcext:value-type="float">
            <text:p>1889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889" calcext:value-type="float">
            <text:p>1889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889" calcext:value-type="float">
            <text:p>1889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889" calcext:value-type="float">
            <text:p>1889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889" calcext:value-type="float">
            <text:p>1889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889" calcext:value-type="float">
            <text:p>1889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889" calcext:value-type="float">
            <text:p>1889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889" calcext:value-type="float">
            <text:p>1889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889" calcext:value-type="float">
            <text:p>1889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889" calcext:value-type="float">
            <text:p>1889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889" calcext:value-type="float">
            <text:p>1889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889" calcext:value-type="float">
            <text:p>1889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889" calcext:value-type="float">
            <text:p>1889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889" calcext:value-type="float">
            <text:p>1889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889" calcext:value-type="float">
            <text:p>1889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889" calcext:value-type="float">
            <text:p>1889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889" calcext:value-type="float">
            <text:p>1889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889" calcext:value-type="float">
            <text:p>1889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889" calcext:value-type="float">
            <text:p>1889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889" calcext:value-type="float">
            <text:p>1889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889" calcext:value-type="float">
            <text:p>1889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889" calcext:value-type="float">
            <text:p>1889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889" calcext:value-type="float">
            <text:p>1889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889" calcext:value-type="float">
            <text:p>1889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0:29:21.68374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11T12:10:54.067713773</dc:date>
    <dc:creator>Spencer Hatch</dc:creator>
    <meta:editing-duration>PT18H59M32S</meta:editing-duration>
    <meta:editing-cycles>24</meta:editing-cycles>
    <meta:document-statistic meta:table-count="1" meta:cell-count="795" meta:object-count="0"/>
  </office:meta>
</office:document-meta>
</file>